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3230000018A1CB614686D35866E.png" manifest:media-type="image/png"/>
  <manifest:file-entry manifest:full-path="Pictures/100002010000033A000000FFE82E87356D9D9A43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BetecknaGS" svg:font-family="BetecknaG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etecknaGS" fo:font-size="32pt" officeooo:rsid="00163dd2" officeooo:paragraph-rsid="00163dd2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officeooo:paragraph-rsid="00163dd2"/>
    </style:style>
    <style:style style:name="T1" style:family="text">
      <style:text-properties officeooo:rsid="0016f260"/>
    </style:style>
    <style:style style:name="T2" style:family="text">
      <style:text-properties style:font-name="BetecknaGS" fo:font-size="32pt" officeooo:rsid="00163dd2" style:font-size-asian="32pt" style:font-size-complex="32pt"/>
    </style:style>
    <style:style style:name="T3" style:family="text">
      <style:text-properties style:font-name="BetecknaGS" fo:font-size="32pt" officeooo:rsid="0016f260" style:font-size-asian="32pt" style:font-size-complex="3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iD Editor T</text:span><text:span text:style-name="T3">astenkürzel</text:span></text:p>
      <text:p text:style-name="P1"/>
      <text:p text:style-name="Standard"/>
      <text:p text:style-name="Standard"/>
      <text:p text:style-name="Standard"><draw:frame draw:style-name="fr1" draw:name="Image1" text:anchor-type="paragraph" svg:width="6.6929in" svg:height="2.0661in" draw:z-index="1"><draw:image xlink:href="Pictures/100002010000033A000000FFE82E87356D9D9A4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6.6929in" svg:height="3.2835in" draw:z-index="0"><draw:image xlink:href="Pictures/10000201000003230000018A1CB614686D35866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BetecknaGS" svg:font-family="BetecknaG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8T13:19:43.537738064</meta:creation-date>
    <dc:date>2019-09-18T13:33:22.536514370</dc:date>
    <meta:editing-duration>PT12M8S</meta:editing-duration>
    <meta:editing-cycles>3</meta:editing-cycles>
    <meta:generator>LibreOffice/6.3.1.2$Linux_X86_64 LibreOffice_project/30$Build-2</meta:generator>
    <meta:document-statistic meta:table-count="0" meta:image-count="2" meta:object-count="0" meta:page-count="1" meta:paragraph-count="1" meta:word-count="3" meta:character-count="22" meta:non-whitespace-character-count="20"/>
  </office:meta>
</office:document-meta>
</file>